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72in"/>
    </style:style>
    <style:style style:name="co3" style:family="table-column">
      <style:table-column-properties fo:break-before="auto" style:column-width="0.3154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2689in"/>
    </style:style>
    <style:style style:name="co6" style:family="table-column">
      <style:table-column-properties fo:break-before="auto" style:column-width="0.2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Times New Roman"/>
    </style:style>
    <style:style style:name="gr1" style:family="graphic">
      <style:graphic-properties svg:stroke-color="#000000" draw:marker-end="Arrow" draw:marker-end-width="0.0787in" draw:fill-color="#000000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.6055in" svg:y1="0.4386in" svg:x2="1.4516in" svg:y2="0.5748in">
            <text:p/>
          </draw:line>
          <draw:line draw:z-index="1" draw:style-name="gr1" draw:text-style-name="P1" svg:x1="1.9201in" svg:y1="0.4327in" svg:x2="1.7661in" svg:y2="0.5689in">
            <text:p/>
          </draw:line>
          <draw:line draw:z-index="2" draw:style-name="gr1" draw:text-style-name="P1" svg:x1="1.5874in" svg:y1="0.6283in" svg:x2="1.4335in" svg:y2="0.7646in">
            <text:p/>
          </draw:line>
          <draw:line draw:z-index="3" draw:style-name="gr1" draw:text-style-name="P1" svg:x1="2.2063in" svg:y1="0.4382in" svg:x2="2.0524in" svg:y2="0.5744in">
            <text:p/>
          </draw:line>
          <draw:line draw:z-index="4" draw:style-name="gr1" draw:text-style-name="P1" svg:x1="1.8933in" svg:y1="0.6457in" svg:x2="1.7394in" svg:y2="0.7819in">
            <text:p/>
          </draw:line>
          <draw:line draw:z-index="5" draw:style-name="gr1" draw:text-style-name="P1" svg:x1="1.5776in" svg:y1="0.8177in" svg:x2="1.4236in" svg:y2="0.9539in">
            <text:p/>
          </draw:line>
          <draw:line draw:z-index="6" draw:style-name="gr1" draw:text-style-name="P1" svg:x1="1.563in" svg:y1="1.0016in" svg:x2="1.4091in" svg:y2="1.1378in">
            <text:p/>
          </draw:line>
          <draw:line draw:z-index="7" draw:style-name="gr1" draw:text-style-name="P1" svg:x1="1.8614in" svg:y1="0.7941in" svg:x2="1.7075in" svg:y2="0.9303in">
            <text:p/>
          </draw:line>
          <draw:line draw:z-index="8" draw:style-name="gr1" draw:text-style-name="P1" svg:x1="2.2004in" svg:y1="0.6165in" svg:x2="2.0465in" svg:y2="0.7528in">
            <text:p/>
          </draw:line>
          <draw:line draw:z-index="9" draw:style-name="gr1" draw:text-style-name="P1" svg:x1="2.513in" svg:y1="0.4264in" svg:x2="2.3591in" svg:y2="0.5626in">
            <text:p/>
          </draw:line>
          <draw:line draw:z-index="10" draw:style-name="gr1" draw:text-style-name="P1" svg:x1="2.4913in" svg:y1="0.5984in" svg:x2="2.3374in" svg:y2="0.7346in">
            <text:p/>
          </draw:line>
          <draw:line draw:z-index="11" draw:style-name="gr1" draw:text-style-name="P1" svg:x1="2.1421in" svg:y1="0.8118in" svg:x2="1.9882in" svg:y2="0.948in">
            <text:p/>
          </draw:line>
          <draw:line draw:z-index="12" draw:style-name="gr1" draw:text-style-name="P1" svg:x1="1.8626in" svg:y1="0.978in" svg:x2="1.7087in" svg:y2="1.1142in">
            <text:p/>
          </draw:line>
          <draw:line draw:z-index="13" draw:style-name="gr1" draw:text-style-name="P1" svg:x1="2.7937in" svg:y1="0.4441in" svg:x2="2.6398in" svg:y2="0.5803in">
            <text:p/>
          </draw:line>
          <draw:line draw:z-index="14" draw:style-name="gr1" draw:text-style-name="P1" svg:x1="1.5724in" svg:y1="1.1555in" svg:x2="1.4185in" svg:y2="1.2917in">
            <text:p/>
          </draw:lin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…x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…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9:53:10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9-21T10:39:34.274000000</dc:date>
    <meta:editing-duration>PT36M10S</meta:editing-duration>
    <meta:editing-cycles>1</meta:editing-cycles>
    <meta:document-statistic meta:table-count="1" meta:cell-count="41" meta:object-count="15"/>
  </office:meta>
</office:document-meta>
</file>